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i>T</mi>
              <mo stretchy="false">̄</mo>
            </mover>
            <mrow>
              <mi/>
              <mo stretchy="false">=</mo>
              <mi/>
            </mrow>
            <mrow>
              <mo stretchy="false">(</mo>
              <mrow>
                <msub>
                  <mi>T</mi>
                  <mrow>
                    <mi mathvariant="italic">ij</mi>
                  </mrow>
                </msub>
              </mrow>
              <mo stretchy="false">)</mo>
            </mrow>
            <mtext> :</mtext>
          </mrow>
        </mtd>
      </mtr>
      <mtr>
        <mtd>
          <mrow/>
        </mtd>
      </mtr>
      <mtr>
        <mtd>
          <mrow>
            <msub>
              <mi>T</mi>
              <mrow>
                <mi mathvariant="italic">ij</mi>
              </mrow>
            </msub>
            <mrow>
              <mi/>
              <mo stretchy="false">=</mo>
              <mi/>
            </mrow>
            <msub>
              <mo stretchy="false">ϵ</mo>
              <mi>r</mi>
            </msub>
            <msub>
              <mo stretchy="false">ϵ</mo>
              <mn>0</mn>
            </msub>
            <msub>
              <mi>E</mi>
              <mi>i</mi>
            </msub>
            <msub>
              <mi>E</mi>
              <mi>j</mi>
            </msub>
            <mrow>
              <mi/>
              <mo stretchy="false">+</mo>
              <mi/>
            </mrow>
            <mfrac>
              <mn>1</mn>
              <mrow>
                <msub>
                  <mo stretchy="false">μ</mo>
                  <mi>r</mi>
                </msub>
                <msub>
                  <mo stretchy="false">μ</mo>
                  <mn>0</mn>
                </msub>
              </mrow>
            </mfrac>
            <msub>
              <mi>B</mi>
              <mi>i</mi>
            </msub>
            <msub>
              <mi>B</mi>
              <mi>j</mi>
            </msub>
            <mrow>
              <mi/>
              <mo stretchy="false">−</mo>
              <mi/>
            </mrow>
            <mfrac>
              <mn>1</mn>
              <mn>2</mn>
            </mfrac>
            <mi/>
            <msub>
              <mo stretchy="false">δ</mo>
              <mrow>
                <mi mathvariant="italic">ij</mi>
              </mrow>
            </msub>
            <mfenced open="(" close=")">
              <mrow>
                <msub>
                  <mo stretchy="false">ϵ</mo>
                  <mi>r</mi>
                </msub>
                <msub>
                  <mo stretchy="false">ϵ</mo>
                  <mn>0</mn>
                </msub>
                <msup>
                  <mi>E</mi>
                  <mn>2</mn>
                </msup>
                <mrow>
                  <mi/>
                  <mo stretchy="false">+</mo>
                  <mi/>
                </mrow>
                <mfrac>
                  <mn>1</mn>
                  <mrow>
                    <msub>
                      <mo stretchy="false">μ</mo>
                      <mi>r</mi>
                    </msub>
                    <msub>
                      <mo stretchy="false">μ</mo>
                      <mn>0</mn>
                    </msub>
                  </mrow>
                </mfrac>
                <mi/>
                <msup>
                  <mi>B</mi>
                  <mn>2</mn>
                </msup>
              </mrow>
            </mfenced>
          </mrow>
        </mtd>
      </mtr>
    </mtable>
    <annotation encoding="StarMath 5.0">bar T `=` (T_{ij}) " :" newline newline
T_{ij} `=` %epsilon_r %epsilon_0 E_i E_j `+` 1 over {%mu_r %mu_0} B_i B_j `-` 1 over 2 ` %delta _{ij} left ( %epsilon_r %epsilon_0 E^2 `+` 1 over {%mu_r %mu_0} ` B^2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11:51.233000000</meta:creation-date>
    <meta:generator>LibreOffice/4.1.4.2$Windows_x86 LibreOffice_project/0a0440ccc0227ad9829de5f46be37cfb6edcf72</meta:generator>
  </office:meta>
</office:document-meta>
</file>